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" svg:font-family="'Noto Mono'" style:font-adornments="Regular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3.0611in" table:align="left"/>
    </style:style>
    <style:style style:name="Table1.A" style:family="table-column">
      <style:table-column-properties style:column-width="0.2486in"/>
    </style:style>
    <style:style style:name="Table1.B" style:family="table-column">
      <style:table-column-properties style:column-width="1.1285in"/>
    </style:style>
    <style:style style:name="Table1.C" style:family="table-column">
      <style:table-column-properties style:column-width="1.6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0ab257" officeooo:paragraph-rsid="000ab257"/>
    </style:style>
    <style:style style:name="P2" style:family="paragraph" style:parent-style-name="Footer">
      <style:paragraph-properties fo:text-align="center" style:justify-single-word="false"/>
      <style:text-properties officeooo:rsid="0026a6db" officeooo:paragraph-rsid="0026a6db"/>
    </style:style>
    <style:style style:name="P3" style:family="paragraph" style:parent-style-name="Footer">
      <style:paragraph-properties fo:text-align="center" style:justify-single-word="false"/>
      <style:text-properties fo:font-size="8pt" officeooo:rsid="000ab257" officeooo:paragraph-rsid="000ab257" style:font-size-asian="8pt" style:font-size-complex="8pt"/>
    </style:style>
    <style:style style:name="P4" style:family="paragraph" style:parent-style-name="Standard">
      <style:text-properties officeooo:rsid="00027e6f" officeooo:paragraph-rsid="0008ec5b"/>
    </style:style>
    <style:style style:name="P5" style:family="paragraph" style:parent-style-name="Standard">
      <style:text-properties officeooo:rsid="00027e6f" officeooo:paragraph-rsid="002bd887"/>
    </style:style>
    <style:style style:name="P6" style:family="paragraph" style:parent-style-name="Standard">
      <style:text-properties officeooo:rsid="000d8540" officeooo:paragraph-rsid="000d8540"/>
    </style:style>
    <style:style style:name="P7" style:family="paragraph" style:parent-style-name="Standard">
      <style:text-properties style:font-name="Linux Libertine O" fo:font-size="9pt" officeooo:paragraph-rsid="001fa14b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eaf1d" officeooo:paragraph-rsid="000b2185" style:font-size-asian="18pt" style:font-weight-asian="bold" style:font-size-complex="18pt" style:font-weight-complex="bold"/>
    </style:style>
    <style:style style:name="P9" style:family="paragraph" style:parent-style-name="Text_20_body">
      <style:text-properties officeooo:rsid="002ab919" officeooo:paragraph-rsid="002ab919"/>
    </style:style>
    <style:style style:name="P10" style:family="paragraph" style:parent-style-name="Preformatted_20_Text">
      <style:text-properties fo:font-size="9pt" officeooo:paragraph-rsid="0020c9d1" style:font-size-asian="9pt" style:font-size-complex="9pt"/>
    </style:style>
    <style:style style:name="P11" style:family="paragraph" style:parent-style-name="Preformatted_20_Text">
      <style:text-properties style:font-name="Liberation Mono" fo:font-size="9pt" officeooo:paragraph-rsid="001150ce" style:font-size-asian="9pt" style:font-size-complex="9pt"/>
    </style:style>
    <style:style style:name="P12" style:family="paragraph" style:parent-style-name="Preformatted_20_Text">
      <style:text-properties style:font-name="Liberation Mono" fo:font-size="9pt" officeooo:rsid="0024e95e" officeooo:paragraph-rsid="0026a6db" style:font-size-asian="9pt" style:font-size-complex="9pt"/>
    </style:style>
    <style:style style:name="P13" style:family="paragraph" style:parent-style-name="Title">
      <style:text-properties officeooo:rsid="000eae31" officeooo:paragraph-rsid="002bd887"/>
    </style:style>
    <style:style style:name="P14" style:family="paragraph" style:parent-style-name="Title">
      <style:text-properties officeooo:paragraph-rsid="002bd887"/>
    </style:style>
    <style:style style:name="P15" style:family="paragraph" style:parent-style-name="Standard">
      <style:paragraph-properties fo:text-align="center" style:justify-single-word="false"/>
      <style:text-properties fo:font-size="54pt" fo:font-weight="bold" officeooo:rsid="000b2185" officeooo:paragraph-rsid="002bd887" style:font-size-asian="54pt" style:font-weight-asian="bold" style:font-size-complex="5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2c36a0" officeooo:paragraph-rsid="002c36a0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rsid="002c36a0" officeooo:paragraph-rsid="002c36a0"/>
    </style:style>
    <style:style style:name="P18" style:family="paragraph" style:parent-style-name="Text_20_body" style:list-style-name="L1">
      <style:text-properties officeooo:rsid="002c36a0" officeooo:paragraph-rsid="002c36a0"/>
    </style:style>
    <style:style style:name="P19" style:family="paragraph" style:parent-style-name="Text_20_body" style:list-style-name="L2">
      <style:text-properties officeooo:rsid="002c36a0" officeooo:paragraph-rsid="002c36a0"/>
    </style:style>
    <style:style style:name="P20" style:family="paragraph" style:parent-style-name="Text_20_body">
      <style:text-properties officeooo:rsid="0026a6db"/>
    </style:style>
    <style:style style:name="P21" style:family="paragraph" style:parent-style-name="Text_20_body">
      <style:text-properties officeooo:rsid="002e2114" officeooo:paragraph-rsid="002e2114"/>
    </style:style>
    <style:style style:name="P22" style:family="paragraph" style:parent-style-name="Text_20_body" style:list-style-name="L3">
      <style:text-properties officeooo:rsid="002e2114" officeooo:paragraph-rsid="002e2114"/>
    </style:style>
    <style:style style:name="P23" style:family="paragraph" style:parent-style-name="Text_20_body">
      <style:text-properties officeooo:rsid="002f54d1" officeooo:paragraph-rsid="002f54d1"/>
    </style:style>
    <style:style style:name="P24" style:family="paragraph" style:parent-style-name="Text_20_body" style:list-style-name="L1">
      <style:text-properties officeooo:rsid="002f54d1" officeooo:paragraph-rsid="002f54d1"/>
    </style:style>
    <style:style style:name="P25" style:family="paragraph" style:parent-style-name="Text_20_body">
      <style:text-properties officeooo:paragraph-rsid="002f6c52"/>
    </style:style>
    <style:style style:name="P26" style:family="paragraph" style:parent-style-name="Heading_20_2">
      <style:text-properties officeooo:rsid="002c36a0" officeooo:paragraph-rsid="002c36a0"/>
    </style:style>
    <style:style style:name="P27" style:family="paragraph" style:parent-style-name="Heading_20_2">
      <style:text-properties officeooo:rsid="002f6c52" officeooo:paragraph-rsid="002f6c52"/>
    </style:style>
    <style:style style:name="P28" style:family="paragraph" style:parent-style-name="Heading_20_3">
      <style:text-properties officeooo:rsid="0029db66" officeooo:paragraph-rsid="0029db66"/>
    </style:style>
    <style:style style:name="P29" style:family="paragraph" style:parent-style-name="Heading_20_3">
      <style:text-properties officeooo:rsid="002f6c52" officeooo:paragraph-rsid="002f6c52"/>
    </style:style>
    <style:style style:name="P30" style:family="paragraph" style:parent-style-name="Preformatted_20_Text">
      <style:text-properties officeooo:paragraph-rsid="002c36a0"/>
    </style:style>
    <style:style style:name="P31" style:family="paragraph" style:parent-style-name="Header">
      <style:paragraph-properties fo:text-align="center" style:justify-single-word="false"/>
      <style:text-properties fo:color="#ce181e" fo:font-size="10.5pt" fo:font-weight="600" officeooo:rsid="000ab257" officeooo:paragraph-rsid="002bd887" style:font-size-asian="10.5pt" style:font-weight-asian="bold" style:font-size-complex="10.5pt" style:font-weight-complex="600"/>
    </style:style>
    <style:style style:name="P32" style:family="paragraph" style:parent-style-name="Header">
      <style:paragraph-properties fo:text-align="justify" style:justify-single-word="false"/>
      <style:text-properties fo:color="#ce181e" fo:font-size="10.5pt" fo:font-weight="bold" officeooo:rsid="000ab257" officeooo:paragraph-rsid="00287ec0" style:font-size-asian="10.5pt" style:font-weight-asian="bold" style:font-size-complex="10.5pt" style:font-weight-complex="bold"/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5" style:family="paragraph" style:parent-style-name="Title">
      <style:text-properties fo:color="#000000" fo:font-weight="600" officeooo:rsid="000eae31" officeooo:paragraph-rsid="002bd887" style:font-weight-asian="bold" style:font-weight-complex="600"/>
    </style:style>
    <style:style style:name="P36" style:family="paragraph" style:parent-style-name="Table_20_Contents">
      <style:text-properties fo:font-size="10pt" officeooo:rsid="002c36a0" officeooo:paragraph-rsid="002c36a0" style:font-name-asian="Liberation Mono" style:font-size-asian="10pt" style:font-name-complex="Liberation Mono" style:font-size-complex="10pt"/>
    </style:style>
    <style:style style:name="T1" style:family="text">
      <style:text-properties fo:color="#000000" officeooo:rsid="000eae31"/>
    </style:style>
    <style:style style:name="T2" style:family="text">
      <style:text-properties fo:color="#000000" fo:font-weight="600" officeooo:rsid="002c36a0" style:font-weight-asian="bold" style:font-weight-complex="600"/>
    </style:style>
    <style:style style:name="T3" style:family="text">
      <style:text-properties fo:font-size="9pt" officeooo:rsid="002c36a0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2c36a0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1c39ff" style:font-size-asian="8pt" style:font-weight-asian="normal" style:font-size-complex="8pt" style:font-weight-complex="normal"/>
    </style:style>
    <style:style style:name="T8" style:family="text">
      <style:text-properties fo:font-size="8pt" fo:font-weight="normal" officeooo:rsid="002c36a0" style:font-size-asian="8pt" style:font-weight-asian="normal" style:font-size-complex="8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6a6db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54pt" officeooo:rsid="000b2185" style:font-size-asian="54pt" style:font-size-complex="54pt"/>
    </style:style>
    <style:style style:name="T14" style:family="text">
      <style:text-properties officeooo:rsid="002c36a0"/>
    </style:style>
    <style:style style:name="T15" style:family="text">
      <style:text-properties style:font-name="Noto Mono"/>
    </style:style>
    <style:style style:name="T16" style:family="text">
      <style:text-properties officeooo:rsid="002f54d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4"/>
      <text:p text:style-name="P4"/>
      <text:p text:style-name="P4"/>
      <text:p text:style-name="P35">DOCUMENTATION </text:p>
      <text:p text:style-name="P14"><text:span text:style-name="T2">TECHNIQUE</text:span> <text:s/></text:p>
      <text:p text:style-name="P13"/>
      <text:p text:style-name="P4"/>
      <text:p text:style-name="P4"/>
      <text:p text:style-name="P8"/>
      <text:p text:style-name="P8"/>
      <text:p text:style-name="P17">Prototype</text:p>
      <text:p text:style-name="P5"/>
      <text:p text:style-name="P16"><text:span text:style-name="T13">S</text:span><text:span text:style-name="T12">onde </text:span></text:p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_Toc281_2590502232" text:style-name="Index_20_Link" text:visited-style-name="Index_20_Link">Fonction proposées<text:tab/>2</text:a></text:p>
          <text:p text:style-name="P33"><text:a xlink:type="simple" xlink:href="#__RefHeading___Toc463_1046905737" text:style-name="Index_20_Link" text:visited-style-name="Index_20_Link">Matériel et périphérique<text:tab/>2</text:a></text:p>
          <text:p text:style-name="P34"><text:a xlink:type="simple" xlink:href="#__RefHeading___Toc1145_966499502" text:style-name="Index_20_Link" text:visited-style-name="Index_20_Link">PCB Atmega328<text:tab/>2</text:a></text:p>
          <text:p text:style-name="P34"><text:a xlink:type="simple" xlink:href="#__RefHeading___Toc465_1046905737" text:style-name="Index_20_Link" text:visited-style-name="Index_20_Link">PCB - interface<text:tab/>2</text:a></text:p>
          <text:p text:style-name="P34"><text:a xlink:type="simple" xlink:href="#__RefHeading___Toc283_2590502232" text:style-name="Index_20_Link" text:visited-style-name="Index_20_Link">LCD display caractère – i2c<text:tab/>2</text:a></text:p>
          <text:p text:style-name="P34"><text:a xlink:type="simple" xlink:href="#__RefHeading___Toc467_1046905737" text:style-name="Index_20_Link" text:visited-style-name="Index_20_Link">HC SR04<text:tab/>2</text:a></text:p>
          <text:p text:style-name="P34"><text:a xlink:type="simple" xlink:href="#__RefHeading___Toc469_1046905737" text:style-name="Index_20_Link" text:visited-style-name="Index_20_Link">Sonde température<text:tab/>2</text:a></text:p>
          <text:p text:style-name="P33"><text:a xlink:type="simple" xlink:href="#__RefHeading___Toc1147_966499502" text:style-name="Index_20_Link" text:visited-style-name="Index_20_Link">Module d’alimentation.<text:tab/>2</text:a></text:p>
          <text:p text:style-name="P34"><text:a xlink:type="simple" xlink:href="#__RefHeading___Toc1279_2726796234" text:style-name="Index_20_Link" text:visited-style-name="Index_20_Link">Annexe A<text:tab/>2</text:a></text:p>
          <text:p text:style-name="P34"><text:a xlink:type="simple" xlink:href="#__RefHeading___Toc1281_2726796234" text:style-name="Index_20_Link" text:visited-style-name="Index_20_Link">Annexe B<text:tab/>2</text:a></text:p>
          <text:p text:style-name="P34"><text:a xlink:type="simple" xlink:href="#__RefHeading___Toc1283_2726796234" text:style-name="Index_20_Link" text:visited-style-name="Index_20_Link">Annexe C<text:tab/>3</text:a></text:p>
        </text:index-body>
      </text:table-of-content>
      <text:p text:style-name="P20"/>
      <text:h text:style-name="Heading_20_2" text:outline-level="2"><text:bookmark-start text:name="__RefHeading___Toc279_2590502232"/><text:bookmark-end text:name="__RefHeading___Toc279_2590502232"/><text:soft-page-break/></text:h>
      <text:p text:style-name="P7"/>
      <text:h text:style-name="P26" text:outline-level="2"><text:bookmark-start text:name="__RefHeading___Toc281_2590502232"/>Fonction proposées<text:bookmark-end text:name="__RefHeading___Toc281_2590502232"/></text:h>
      <text:p text:style-name="P23">Lecteur de niveau sur batterie. Allumage avec un bouton. </text:p>
      <text:p text:style-name="P23"/>
      <text:list xml:id="list147308390" text:style-name="L1">
        <text:list-item>
          <text:p text:style-name="P18">Voltmètre sur batterie.</text:p>
        </text:list-item>
        <text:list-item>
          <text:p text:style-name="P24"><text:span text:style-name="T14">Lecture de niveau d’eau.</text:span></text:p>
        </text:list-item>
        <text:list-item>
          <text:p text:style-name="P18">Mesure température</text:p>
        </text:list-item>
      </text:list>
      <text:h text:style-name="P27" text:outline-level="2"><text:bookmark-start text:name="__RefHeading___Toc463_1046905737"/>Matériel et périphérique<text:bookmark-end text:name="__RefHeading___Toc463_1046905737"/></text:h>
      <text:h text:style-name="Heading_20_3" text:outline-level="3"><text:bookmark-start text:name="__RefHeading___Toc1145_966499502"/>PCB Atmega328<text:bookmark-end text:name="__RefHeading___Toc1145_966499502"/></text:h>
      <text:h text:style-name="P29" text:outline-level="3"><text:bookmark-start text:name="__RefHeading___Toc465_1046905737"/>PCB - interface<text:bookmark-end text:name="__RefHeading___Toc465_1046905737"/></text:h>
      <text:h text:style-name="Heading_20_3" text:outline-level="3"><text:bookmark-start text:name="__RefHeading___Toc283_2590502232"/>LCD display caractère – i2c<text:bookmark-end text:name="__RefHeading___Toc283_2590502232"/></text:h>
      <text:h text:style-name="P29" text:outline-level="3"><text:bookmark-start text:name="__RefHeading___Toc467_1046905737"/>HC SR04<text:bookmark-end text:name="__RefHeading___Toc467_1046905737"/></text:h>
      <text:h text:style-name="P29" text:outline-level="3"><text:bookmark-start text:name="__RefHeading___Toc469_1046905737"/>Sonde température<text:bookmark-end text:name="__RefHeading___Toc469_1046905737"/></text:h>
      <text:p text:style-name="P25"/>
      <text:h text:style-name="P26" text:outline-level="2"><text:bookmark-start text:name="__RefHeading___Toc1147_966499502"/>Module d’alimentation. <text:bookmark-end text:name="__RefHeading___Toc1147_966499502"/></text:h>
      <text:list xml:id="list3630556640" text:style-name="L2">
        <text:list-item>
          <text:p text:style-name="P19">Un fusible, -230V 10A-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6">Puissance (W)</text:p>
          </table:table-cell>
          <table:table-cell table:style-name="Table1.C1" office:value-type="string">
            <text:p text:style-name="P36">17</text:p>
          </table:table-cell>
        </table:table-row>
        <table:table-row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36">Tension (v)</text:p>
          </table:table-cell>
          <table:table-cell table:style-name="Table1.C2" office:value-type="string">
            <text:p text:style-name="P36">240</text:p>
          </table:table-cell>
        </table:table-row>
        <table:table-row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36"><text:span text:style-name="T15">φ</text:span></text:p>
          </table:table-cell>
          <table:table-cell table:style-name="Table1.C2" office:value-type="string">
            <text:p text:style-name="P36">0.5</text:p>
          </table:table-cell>
        </table:table-row>
      </table:table>
      <text:p text:style-name="P30"><text:span text:style-name="Source_20_Text"><text:span text:style-name="T3"/></text:span></text:p>
      <text:p text:style-name="P10"><text:span text:style-name="Source_20_Text"/></text:p>
      <text:p text:style-name="P11"/>
      <text:h text:style-name="Heading_20_3" text:outline-level="3"><text:bookmark-start text:name="__RefHeading___Toc1279_2726796234"/>Annexe A <text:bookmark-end text:name="__RefHeading___Toc1279_2726796234"/></text:h>
      <text:p text:style-name="P12">Version <text:span text:style-name="T11">du document.</text:span></text:p>
      <text:p text:style-name="P12">1: </text:p>
      <text:p text:style-name="P12"/>
      <text:p text:style-name="P12"/>
      <text:h text:style-name="P28" text:outline-level="3"><text:bookmark-start text:name="__RefHeading___Toc1281_2726796234"/>Annexe B<text:bookmark-end text:name="__RefHeading___Toc1281_2726796234"/></text:h>
      <text:p text:style-name="P21">Bugs et incidents sont catégorisés en 3 familles.</text:p>
      <text:list xml:id="list1509658628" text:style-name="L3">
        <text:list-item>
          <text:p text:style-name="P22"><text:soft-page-break/><text:span text:style-name="T10">Electrique</text:span>, le système ne s’éteint <text:span text:style-name="T16">plus. </text:span></text:p>
        </text:list-item>
      </text:list>
      <text:h text:style-name="P28" text:outline-level="3"><text:bookmark-start text:name="__RefHeading___Toc1283_2726796234"/>Annexe C <text:bookmark-end text:name="__RefHeading___Toc1283_2726796234"/></text:h>
      <text:p text:style-name="P21">Corrections à apportée: </text:p>
      <text:p text:style-name="P21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" svg:font-family="'Noto Mono'" style:font-adornments="Regular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FreeSans" fo:font-family="FreeSans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e181e" fo:font-size="10.5pt" fo:font-weight="600" officeooo:rsid="000ab257" officeooo:paragraph-rsid="002bd887" style:font-size-asian="10.5pt" style:font-weight-asian="bold" style:font-size-complex="10.5pt" style:font-weight-complex="600"/>
    </style:style>
    <style:style style:name="MP2" style:family="paragraph" style:parent-style-name="Footer">
      <style:paragraph-properties fo:text-align="center" style:justify-single-word="false"/>
      <style:text-properties officeooo:rsid="000ab257" officeooo:paragraph-rsid="000ab257"/>
    </style:style>
    <style:style style:name="MP3" style:family="paragraph" style:parent-style-name="Footer">
      <style:paragraph-properties fo:text-align="center" style:justify-single-word="false"/>
      <style:text-properties officeooo:rsid="0026a6db" officeooo:paragraph-rsid="0026a6db"/>
    </style:style>
    <style:style style:name="MP4" style:family="paragraph" style:parent-style-name="Footer">
      <style:paragraph-properties fo:text-align="center" style:justify-single-word="false"/>
      <style:text-properties fo:font-size="8pt" officeooo:rsid="000ab257" officeooo:paragraph-rsid="000ab257" style:font-size-asian="8pt" style:font-size-complex="8pt"/>
    </style:style>
    <style:style style:name="MP5" style:family="paragraph" style:parent-style-name="Header">
      <style:paragraph-properties fo:text-align="justify" style:justify-single-word="false"/>
      <style:text-properties fo:color="#ce181e" fo:font-size="10.5pt" fo:font-weight="bold" officeooo:rsid="000ab257" officeooo:paragraph-rsid="00287ec0" style:font-size-asian="10.5pt" style:font-weight-asian="bold" style:font-size-complex="10.5pt" style:font-weight-complex="bold"/>
    </style:style>
    <style:style style:name="MT1" style:family="text">
      <style:text-properties fo:color="#000000" officeooo:rsid="000eae31"/>
    </style:style>
    <style:style style:name="MT2" style:family="text">
      <style:text-properties fo:font-size="8pt" officeooo:rsid="002c36a0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fo:font-weight="normal" style:font-size-asian="8pt" style:font-weight-asian="normal" style:font-size-complex="8pt" style:font-weight-complex="normal"/>
    </style:style>
    <style:style style:name="MT5" style:family="text">
      <style:text-properties fo:font-size="8pt" fo:font-weight="normal" officeooo:rsid="002c36a0" style:font-size-asian="8pt" style:font-weight-asian="normal" style:font-size-complex="8pt" style:font-weight-complex="normal"/>
    </style:style>
    <style:style style:name="MT6" style:family="text">
      <style:text-properties fo:font-size="8pt" fo:font-weight="normal" officeooo:rsid="001c39ff" style:font-size-asian="8pt" style:font-weight-asian="normal" style:font-size-complex="8pt" style:font-weight-complex="normal"/>
    </style:style>
    <style:style style:name="MT7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DOCUMENTATION</text:span><text:tab/></text:p>
      </style:header>
      <style:footer>
        <text:p text:style-name="MP2"><text:span text:style-name="MT2">Prototype Sonde</text:span><text:span text:style-name="MT3"> <text:s/>- <text:s/>Create</text:span><text:span text:style-name="MT4">d: 202</text:span><text:span text:style-name="MT5">1</text:span><text:span text:style-name="MT4">-0</text:span><text:span text:style-name="MT5">3</text:span><text:span text:style-name="MT4">-</text:span><text:span text:style-name="MT5">01</text:span></text:p>
        <text:p text:style-name="MP3"><text:span text:style-name="MT6">V</text:span><text:span text:style-name="MT4">ersion du document: 1.0 - </text:span></text:p>
        <text:p text:style-name="MP4"><text:span text:style-name="MT7">Page </text:span><text:span text:style-name="MT7"><text:page-number text:select-page="current">3</text:page-number></text:span><text:span text:style-name="MT7">-</text:span><text:span text:style-name="MT7"><text:page-count>3</text:page-count></text:span></text:p>
        <text:p text:style-name="MP5"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4:19:00.649652628</meta:creation-date>
    <dc:date>2021-03-01T01:12:36.158018184</dc:date>
    <meta:editing-duration>P3DT13H13M15S</meta:editing-duration>
    <meta:editing-cycles>16</meta:editing-cycles>
    <meta:generator>LibreOffice/6.1.5.2$Linux_X86_64 LibreOffice_project/10$Build-2</meta:generator>
    <meta:document-statistic meta:table-count="1" meta:image-count="0" meta:object-count="0" meta:page-count="3" meta:paragraph-count="51" meta:word-count="142" meta:character-count="832" meta:non-whitespace-character-count="725"/>
  </office:meta>
</office:document-meta>
</file>